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166.11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Laporan Frekuensi [detail.format_hari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Koleksi Baca di Tempat [detail.periode2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Berdasarkan [detail.Berdasarkan]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Kelas Besar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kelas]</text:p>
          </table:table-cell>
          <table:table-cell table:style-name="ce8" office:value-type="string" calcext:value-type="string">
            <text:p>[a.CountJudul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CountJudul]</text:p>
          </table:table-cell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3:52:11.8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3T13:55:18.281000000</dc:date>
    <meta:editing-duration>PT2H26M59S</meta:editing-duration>
    <meta:editing-cycles>23</meta:editing-cycles>
    <meta:document-statistic meta:table-count="1" meta:cell-count="14" meta:object-count="0"/>
  </office:meta>
</office:document-meta>
</file>